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2cc21" officeooo:paragraph-rsid="0012cc21"/>
    </style:style>
    <style:style style:name="P2" style:family="paragraph" style:parent-style-name="Standard">
      <style:text-properties fo:language="el" fo:country="GR" officeooo:rsid="0012cc21" officeooo:paragraph-rsid="0012cc21"/>
    </style:style>
    <style:style style:name="P3" style:family="paragraph" style:parent-style-name="Standard">
      <style:paragraph-properties fo:text-align="center" style:justify-single-word="false"/>
      <style:text-properties fo:font-size="16pt" fo:language="el" fo:country="GR" fo:font-weight="bold" officeooo:rsid="0012cc21" officeooo:paragraph-rsid="0012cc21" style:font-size-asian="16pt" style:font-weight-asian="bold" style:font-size-complex="16pt" style:font-weight-complex="bold"/>
    </style:style>
    <style:style style:name="P4" style:family="paragraph" style:parent-style-name="Standard">
      <style:text-properties fo:color="#2a6099" loext:opacity="100%" fo:language="el" fo:country="GR" fo:font-style="italic" style:text-underline-style="none" fo:font-weight="bold" officeooo:rsid="0012cc21" officeooo:paragraph-rsid="0012cc21" style:font-style-asian="italic" style:font-weight-asian="bold" style:font-style-complex="italic" style:font-weight-complex="bold"/>
    </style:style>
    <style:style style:name="P5" style:family="paragraph" style:parent-style-name="Standard">
      <style:text-properties fo:color="#2a6099" loext:opacity="100%" fo:language="el" fo:country="GR" fo:font-style="italic" fo:font-weight="bold" officeooo:rsid="0012cc21" officeooo:paragraph-rsid="0012cc21" style:font-style-asian="italic" style:font-weight-asian="bold" style:font-style-complex="italic" style:font-weight-complex="bold"/>
    </style:style>
    <style:style style:name="T1" style:family="text">
      <style:text-properties fo:language="en" fo:country="US"/>
    </style:style>
    <style:style style:name="T2" style:family="text">
      <style:text-properties fo:color="#2a6099" loext:opacity="100%"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Μετρήσεις</text:p>
      <text:p text:style-name="P2"/>
      <text:p text:style-name="P2"/>
      <text:p text:style-name="P2"/>
      <text:p text:style-name="P4">Ακολουθιακό</text:p>
      <text:p text:style-name="P1">numSteps(10.000): 0s</text:p>
      <text:p text:style-name="P1">numSteps(100.000): 0s</text:p>
      <text:p text:style-name="P1">numSteps(1.000.000): 0,015s</text:p>
      <text:p text:style-name="P1">numSteps(10.000.000): 0,094s</text:p>
      <text:p text:style-name="P1">numSteps(100.000.000): 0,984s</text:p>
      <text:p text:style-name="P1">numSteps(1.000.000.000): 9,935s </text:p>
      <text:p text:style-name="P1"/>
      <text:p text:style-name="P5">Παράλληλο χωρίς αμοιβαίο αποκλεισμό</text:p>
      <text:p text:style-name="P1">numSteps(10.000): 0s</text:p>
      <text:p text:style-name="P1">numSteps(100.000): 0s</text:p>
      <text:p text:style-name="P1">numSteps(1.000.000): 0s</text:p>
      <text:p text:style-name="P1">numSteps(10.000.000): 0,031s</text:p>
      <text:p text:style-name="P1">numSteps(100.000.000): 0,14s</text:p>
      <text:p text:style-name="P1">numSteps(1.000.000.000): 1,39s</text:p>
      <text:p text:style-name="P1"/>
      <text:p text:style-name="P5">Παράλληλο με αμοιβαίο αποκλεισμό <text:span text:style-name="T1">(Lock</text:span>)</text:p>
      <text:p text:style-name="P1">numSteps(10.000): 0,001s</text:p>
      <text:p text:style-name="P1">numSteps(100.000): 0s</text:p>
      <text:p text:style-name="P1">numSteps(1.000.000): 0,015s </text:p>
      <text:p text:style-name="P1">numSteps(10.000.000): 0,015s</text:p>
      <text:p text:style-name="P1">numSteps(100.000.000): 0,141s</text:p>
      <text:p text:style-name="P1">numSteps(1.000.000.000): 1,328s</text:p>
      <text:p text:style-name="P1"/>
      <text:p text:style-name="P5">Παράλληλο με αμοιβαίο αποκλεισμό <text:span text:style-name="T1">(Synch</text:span>)</text:p>
      <text:p text:style-name="P1">numSteps(10.000): 0,016s</text:p>
      <text:p text:style-name="P1">numSteps(100.000): 0s</text:p>
      <text:p text:style-name="P1">numSteps(1.000.000): 0,016s </text:p>
      <text:p text:style-name="P1">numSteps(10.000.000): 0,016s</text:p>
      <text:p text:style-name="P1">numSteps(100.000.000): 0,14s</text:p>
      <text:p text:style-name="P1">numSteps(1.000.000.000): 1,312s</text:p>
      <text:p text:style-name="P1"/>
      <text:p text:style-name="P5">Παράλληλο με λάθος χρήση αμοιβαίου αποκλεισμού</text:p>
      <text:p text:style-name="P1">numSteps(10.000): 0,004s</text:p>
      <text:p text:style-name="P1">numSteps(100.000): <text:s/>0,018s</text:p>
      <text:p text:style-name="P1">numSteps(1.000.000): <text:s/>0,048s</text:p>
      <text:p text:style-name="P1">numSteps(10.000.000): <text:s/>0,321s</text:p>
      <text:p text:style-name="P1">numSteps(100.000.000): <text:s/>2,994s</text:p>
      <text:p text:style-name="P1">numSteps(1.000.000.000): 30,543s</text:p>
      <text:p text:style-name="P1"/>
      <text:p text:style-name="P2"><text:span text:style-name="T2">Παρατήρηση</text:span>: Με λάθος χρήση αμοιβαίου αποκλεισμού έχουμε σε κάθε περίπτωση χειρότερη απόδοση ακόμα και από την ακολουθιακή εκτέλεση. Με σωστό τρόπο παραλληλισμού για μικρά <text:span text:style-name="T1">numSteps </text:span>το ακολουθιακό πρόγραμμα φαίνεται να έχει καλύτερη απόδοση από το παράλληλο, καθώς όμως το <text:span text:style-name="T1">numSteps </text:span>αυξάνεται το η παράλληλη εκτέλεση έχει την αναμενόμενη ταχύτητα (<text:span text:style-name="T1">N/P +P)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4T09:25:41.889000000</meta:creation-date>
    <dc:date>2024-04-04T10:06:26.207000000</dc:date>
    <meta:editing-duration>PT40M46S</meta:editing-duration>
    <meta:editing-cycles>1</meta:editing-cycles>
    <meta:document-statistic meta:table-count="0" meta:image-count="0" meta:object-count="0" meta:page-count="1" meta:paragraph-count="37" meta:word-count="133" meta:character-count="1330" meta:non-whitespace-character-count="1227"/>
    <meta:generator>sFree_Office_for_Docs_and_PDF/7.4.2.3$Windows_X86_64 LibreOffice_project/382eef1f22670f7f4118c8c2dd222ec7ad009daf</meta:generator>
  </office:meta>
</office:document-meta>
</file>